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middle" draw:auto-grow-height="false" fo:min-height="2.447cm" fo:min-width="5.5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3cm" fo:min-width="5.5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2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3cm" fo:min-width="5.5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2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3cm" fo:min-width="5.5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3cm" fo:min-width="5.5cm" fo:padding-top="0.13cm" fo:padding-bottom="0.13cm" fo:padding-left="0.25cm" fo:padding-right="0.25cm" fo:wrap-option="wrap" draw:shadow-color="#808080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solid" draw:fill-color="#ff808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3" style:family="paragraph">
      <loext:graphic-properties draw:fill="solid" draw:fill-color="#8080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Cambria" fo:font-size="17.6000003814697pt" fo:language="de" fo:country="DE" style:language-asian="de" style:country-asian="DE" style:language-complex="de" style:country-complex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mic Sans MS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mic Sans MS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mic Sans MS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mic Sans MS'" style:font-family-generic="decorative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hteck 1" draw:style-name="gr1" draw:text-style-name="P2" draw:layer="layout" svg:width="6cm" svg:height="2.707cm" svg:x="3.6cm" svg:y="10cm">
          <text:list text:style-name="L1">
            <text:list-header>
              <text:p text:style-name="P1"><text:span text:style-name="T1">Attack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hteck 32" draw:style-name="gr2" draw:text-style-name="P3" draw:layer="layout" svg:width="6cm" svg:height="2.69cm" svg:x="16cm" svg:y="4cm">
          <text:list text:style-name="L1">
            <text:list-header>
              <text:p text:style-name="P1"><text:span text:style-name="T1">Send(P, P', m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32" draw:style-name="gr3" draw:text-style-name="P3" draw:layer="layout" svg:width="6cm" svg:height="2.69cm" svg:x="16cm" svg:y="8cm">
          <text:list text:style-name="L1">
            <text:list-header>
              <text:p text:style-name="P1"><text:span text:style-name="T1">Execute(P, P'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32" draw:style-name="gr4" draw:text-style-name="P3" draw:layer="layout" svg:width="6cm" svg:height="2.69cm" svg:x="16cm" svg:y="16cm">
          <text:list text:style-name="L1">
            <text:list-header>
              <text:p text:style-name="P1"><text:span text:style-name="T1">Corrupt(P, P'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hteck 32" draw:style-name="gr5" draw:text-style-name="P3" draw:layer="layout" svg:width="6cm" svg:height="2.69cm" svg:x="16cm" svg:y="12cm">
          <text:list text:style-name="L1">
            <text:list-header>
              <text:p text:style-name="P1"><text:span text:style-name="T1">Test(P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9.6cm" svg:y1="10cm" svg:x2="16cm" svg:y2="5.2cm">
          <text:p/>
        </draw:line>
        <draw:line draw:style-name="gr6" draw:text-style-name="P4" draw:layer="layout" svg:x1="9.6cm" svg:y1="11.4cm" svg:x2="16cm" svg:y2="9.2cm">
          <text:p/>
        </draw:line>
        <draw:line draw:style-name="gr6" draw:text-style-name="P4" draw:layer="layout" svg:x1="9.6cm" svg:y1="11.4cm" svg:x2="16cm" svg:y2="13.4cm">
          <text:p/>
        </draw:line>
        <draw:line draw:style-name="gr6" draw:text-style-name="P4" draw:layer="layout" svg:x1="9.6cm" svg:y1="12.707cm" svg:x2="16cm" svg:y2="17.4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6:47:53.339084001</meta:creation-date>
    <dc:date>2015-12-20T16:52:06.102154487</dc:date>
    <meta:editing-duration>PT4M12S</meta:editing-duration>
    <meta:editing-cycles>1</meta:editing-cycles>
    <meta:document-statistic meta:object-count="32"/>
    <meta:generator>LibreOffice/4.4.7.2$Linux_X86_64 LibreOffice_project/40m0$Build-2</meta:generator>
  </office:meta>
</office:document-meta>
</file>